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68.81pt" svg:x="381.66pt" svg:y="305.69pt">
            <draw:object draw:notify-on-update-of-ranges="Sheet1.H3:Sheet1.H19 Sheet1.G3:Sheet1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areto Front</svg:titl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Peak Stress</text:p>
          </table:table-cell>
          <table:table-cell office:value-type="string" calcext:value-type="string">
            <text:p>Mass</text:p>
          </table:table-cell>
          <table:table-cell table:style-name="ce1"/>
        </table:table-row>
        <table:table-row table:style-name="ro1">
          <table:table-cell/>
          <table:table-cell table:number-columns-repeated="5" office:value-type="string" calcext:value-type="string">
            <text:p>mm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kg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231" calcext:value-type="float">
            <text:p>30.231</text:p>
          </table:table-cell>
          <table:table-cell office:value-type="float" office:value="138.143" calcext:value-type="float">
            <text:p>138.143</text:p>
          </table:table-cell>
          <table:table-cell office:value-type="float" office:value="24.647" calcext:value-type="float">
            <text:p>24.647</text:p>
          </table:table-cell>
          <table:table-cell office:value-type="float" office:value="28.896" calcext:value-type="float">
            <text:p>28.896</text:p>
          </table:table-cell>
          <table:table-cell office:value-type="float" office:value="376.321" calcext:value-type="float">
            <text:p>376.321</text:p>
          </table:table-cell>
          <table:table-cell office:value-type="float" office:value="8.449" calcext:value-type="float">
            <text:p>8.449</text:p>
          </table:table-cell>
          <table:table-cell office:value-type="float" office:value="432.672" calcext:value-type="float">
            <text:p>432.6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.392" calcext:value-type="float">
            <text:p>212.392</text:p>
          </table:table-cell>
          <table:table-cell office:value-type="float" office:value="7.661" calcext:value-type="float">
            <text:p>7.661</text:p>
          </table:table-cell>
          <table:table-cell office:value-type="float" office:value="31.215" calcext:value-type="float">
            <text:p>31.215</text:p>
          </table:table-cell>
          <table:table-cell office:value-type="float" office:value="139.003" calcext:value-type="float">
            <text:p>139.003</text:p>
          </table:table-cell>
          <table:table-cell office:value-type="float" office:value="458.532" calcext:value-type="float">
            <text:p>458.532</text:p>
          </table:table-cell>
          <table:table-cell office:value-type="float" office:value="6.713" calcext:value-type="float">
            <text:p>6.713</text:p>
          </table:table-cell>
          <table:table-cell office:value-type="float" office:value="623.412" calcext:value-type="float">
            <text:p>623.4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806" calcext:value-type="float">
            <text:p>106.806</text:p>
          </table:table-cell>
          <table:table-cell office:value-type="float" office:value="62.502" calcext:value-type="float">
            <text:p>62.502</text:p>
          </table:table-cell>
          <table:table-cell office:value-type="float" office:value="8.005" calcext:value-type="float">
            <text:p>8.005</text:p>
          </table:table-cell>
          <table:table-cell office:value-type="float" office:value="11.58" calcext:value-type="float">
            <text:p>11.58</text:p>
          </table:table-cell>
          <table:table-cell office:value-type="float" office:value="374.736" calcext:value-type="float">
            <text:p>374.736</text:p>
          </table:table-cell>
          <table:table-cell office:value-type="float" office:value="8.605" calcext:value-type="float">
            <text:p>8.605</text:p>
          </table:table-cell>
          <table:table-cell office:value-type="float" office:value="295.042" calcext:value-type="float">
            <text:p>295.0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05" calcext:value-type="float">
            <text:p>4.305</text:p>
          </table:table-cell>
          <table:table-cell office:value-type="float" office:value="205.803" calcext:value-type="float">
            <text:p>205.803</text:p>
          </table:table-cell>
          <table:table-cell office:value-type="float" office:value="3.188" calcext:value-type="float">
            <text:p>3.188</text:p>
          </table:table-cell>
          <table:table-cell office:value-type="float" office:value="13.333" calcext:value-type="float">
            <text:p>13.333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11.998" calcext:value-type="float">
            <text:p>11.998</text:p>
          </table:table-cell>
          <table:table-cell office:value-type="float" office:value="229.832" calcext:value-type="float">
            <text:p>229.8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.442" calcext:value-type="float">
            <text:p>176.442</text:p>
          </table:table-cell>
          <table:table-cell office:value-type="float" office:value="11.679" calcext:value-type="float">
            <text:p>11.679</text:p>
          </table:table-cell>
          <table:table-cell office:value-type="float" office:value="6.313" calcext:value-type="float">
            <text:p>6.313</text:p>
          </table:table-cell>
          <table:table-cell office:value-type="float" office:value="29.252" calcext:value-type="float">
            <text:p>29.252</text:p>
          </table:table-cell>
          <table:table-cell office:value-type="float" office:value="304.933" calcext:value-type="float">
            <text:p>304.933</text:p>
          </table:table-cell>
          <table:table-cell office:value-type="float" office:value="10.27" calcext:value-type="float">
            <text:p>10.27</text:p>
          </table:table-cell>
          <table:table-cell office:value-type="float" office:value="274.41" calcext:value-type="float">
            <text:p>274.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329" calcext:value-type="float">
            <text:p>45.329</text:p>
          </table:table-cell>
          <table:table-cell office:value-type="float" office:value="0.898" calcext:value-type="float">
            <text:p>0.898</text:p>
          </table:table-cell>
          <table:table-cell office:value-type="float" office:value="31.21" calcext:value-type="float">
            <text:p>31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81.814" calcext:value-type="float">
            <text:p>381.814</text:p>
          </table:table-cell>
          <table:table-cell office:value-type="float" office:value="7.995" calcext:value-type="float">
            <text:p>7.995</text:p>
          </table:table-cell>
          <table:table-cell office:value-type="float" office:value="433.215" calcext:value-type="float">
            <text:p>433.2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35" calcext:value-type="float">
            <text:p>1.435</text:p>
          </table:table-cell>
          <table:table-cell office:value-type="float" office:value="0.168" calcext:value-type="float">
            <text:p>0.168</text:p>
          </table:table-cell>
          <table:table-cell office:value-type="float" office:value="0.963" calcext:value-type="float">
            <text:p>0.963</text:p>
          </table:table-cell>
          <table:table-cell office:value-type="float" office:value="0.296" calcext:value-type="float">
            <text:p>0.296</text:p>
          </table:table-cell>
          <table:table-cell office:value-type="float" office:value="145.363" calcext:value-type="float">
            <text:p>145.363</text:p>
          </table:table-cell>
          <table:table-cell office:value-type="float" office:value="21.91" calcext:value-type="float">
            <text:p>21.91</text:p>
          </table:table-cell>
          <table:table-cell office:value-type="float" office:value="69.438" calcext:value-type="float">
            <text:p>69.4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.124" calcext:value-type="float">
            <text:p>104.124</text:p>
          </table:table-cell>
          <table:table-cell office:value-type="float" office:value="77.276" calcext:value-type="float">
            <text:p>77.276</text:p>
          </table:table-cell>
          <table:table-cell office:value-type="float" office:value="1.098" calcext:value-type="float">
            <text:p>1.098</text:p>
          </table:table-cell>
          <table:table-cell office:value-type="float" office:value="70.291" calcext:value-type="float">
            <text:p>70.291</text:p>
          </table:table-cell>
          <table:table-cell office:value-type="float" office:value="306.388" calcext:value-type="float">
            <text:p>306.388</text:p>
          </table:table-cell>
          <table:table-cell office:value-type="float" office:value="10.41" calcext:value-type="float">
            <text:p>10.41</text:p>
          </table:table-cell>
          <table:table-cell office:value-type="float" office:value="265.733" calcext:value-type="float">
            <text:p>265.7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928" calcext:value-type="float">
            <text:p>91.928</text:p>
          </table:table-cell>
          <table:table-cell office:value-type="float" office:value="29.057" calcext:value-type="float">
            <text:p>29.057</text:p>
          </table:table-cell>
          <table:table-cell office:value-type="float" office:value="3.149" calcext:value-type="float">
            <text:p>3.149</text:p>
          </table:table-cell>
          <table:table-cell office:value-type="float" office:value="1.962" calcext:value-type="float">
            <text:p>1.962</text:p>
          </table:table-cell>
          <table:table-cell office:value-type="float" office:value="243.976" calcext:value-type="float">
            <text:p>243.976</text:p>
          </table:table-cell>
          <table:table-cell office:value-type="float" office:value="12.97" calcext:value-type="float">
            <text:p>12.97</text:p>
          </table:table-cell>
          <table:table-cell office:value-type="float" office:value="176.705" calcext:value-type="float">
            <text:p>176.7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.846" calcext:value-type="float">
            <text:p>154.846</text:p>
          </table:table-cell>
          <table:table-cell office:value-type="float" office:value="39.541" calcext:value-type="float">
            <text:p>39.541</text:p>
          </table:table-cell>
          <table:table-cell office:value-type="float" office:value="1.648" calcext:value-type="float">
            <text:p>1.648</text:p>
          </table:table-cell>
          <table:table-cell office:value-type="float" office:value="5.516" calcext:value-type="float">
            <text:p>5.516</text:p>
          </table:table-cell>
          <table:table-cell office:value-type="float" office:value="244.37" calcext:value-type="float">
            <text:p>244.37</text:p>
          </table:table-cell>
          <table:table-cell office:value-type="float" office:value="12.698" calcext:value-type="float">
            <text:p>12.698</text:p>
          </table:table-cell>
          <table:table-cell office:value-type="float" office:value="198.042" calcext:value-type="float">
            <text:p>198.0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596" calcext:value-type="float">
            <text:p>124.596</text:p>
          </table:table-cell>
          <table:table-cell office:value-type="float" office:value="59.834" calcext:value-type="float">
            <text:p>59.834</text:p>
          </table:table-cell>
          <table:table-cell office:value-type="float" office:value="1.599" calcext:value-type="float">
            <text:p>1.599</text:p>
          </table:table-cell>
          <table:table-cell office:value-type="float" office:value="54.25" calcext:value-type="float">
            <text:p>54.25</text:p>
          </table:table-cell>
          <table:table-cell office:value-type="float" office:value="350.57" calcext:value-type="float">
            <text:p>350.57</text:p>
          </table:table-cell>
          <table:table-cell office:value-type="float" office:value="8.877" calcext:value-type="float">
            <text:p>8.877</text:p>
          </table:table-cell>
          <table:table-cell office:value-type="float" office:value="276.757" calcext:value-type="float">
            <text:p>276.7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63" calcext:value-type="float">
            <text:p>19.763</text:p>
          </table:table-cell>
          <table:table-cell office:value-type="float" office:value="8.024" calcext:value-type="float">
            <text:p>8.024</text:p>
          </table:table-cell>
          <table:table-cell office:value-type="float" office:value="0.51" calcext:value-type="float">
            <text:p>0.51</text:p>
          </table:table-cell>
          <table:table-cell office:value-type="float" office:value="16.776" calcext:value-type="float">
            <text:p>16.776</text:p>
          </table:table-cell>
          <table:table-cell office:value-type="float" office:value="59.187" calcext:value-type="float">
            <text:p>59.187</text:p>
          </table:table-cell>
          <table:table-cell office:value-type="float" office:value="52.394" calcext:value-type="float">
            <text:p>52.394</text:p>
          </table:table-cell>
          <table:table-cell office:value-type="float" office:value="53.136" calcext:value-type="float">
            <text:p>53.1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708" calcext:value-type="float">
            <text:p>143.708</text:p>
          </table:table-cell>
          <table:table-cell office:value-type="float" office:value="4.871" calcext:value-type="float">
            <text:p>4.871</text:p>
          </table:table-cell>
          <table:table-cell office:value-type="float" office:value="2.696" calcext:value-type="float">
            <text:p>2.696</text:p>
          </table:table-cell>
          <table:table-cell office:value-type="float" office:value="28.492" calcext:value-type="float">
            <text:p>28.492</text:p>
          </table:table-cell>
          <table:table-cell office:value-type="float" office:value="251.624" calcext:value-type="float">
            <text:p>251.624</text:p>
          </table:table-cell>
          <table:table-cell office:value-type="float" office:value="12.256" calcext:value-type="float">
            <text:p>12.256</text:p>
          </table:table-cell>
          <table:table-cell office:value-type="float" office:value="208.485" calcext:value-type="float">
            <text:p>208.4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07" calcext:value-type="float">
            <text:p>62.07</text:p>
          </table:table-cell>
          <table:table-cell office:value-type="float" office:value="6.48" calcext:value-type="float">
            <text:p>6.48</text:p>
          </table:table-cell>
          <table:table-cell office:value-type="float" office:value="2.962" calcext:value-type="float">
            <text:p>2.962</text:p>
          </table:table-cell>
          <table:table-cell office:value-type="float" office:value="5.639" calcext:value-type="float">
            <text:p>5.639</text:p>
          </table:table-cell>
          <table:table-cell office:value-type="float" office:value="191.244" calcext:value-type="float">
            <text:p>191.244</text:p>
          </table:table-cell>
          <table:table-cell office:value-type="float" office:value="16.101" calcext:value-type="float">
            <text:p>16.101</text:p>
          </table:table-cell>
          <table:table-cell office:value-type="float" office:value="134.82" calcext:value-type="float">
            <text:p>134.8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.841" calcext:value-type="float">
            <text:p>133.841</text:p>
          </table:table-cell>
          <table:table-cell office:value-type="float" office:value="26.063" calcext:value-type="float">
            <text:p>26.063</text:p>
          </table:table-cell>
          <table:table-cell office:value-type="float" office:value="8.8" calcext:value-type="float">
            <text:p>8.8</text:p>
          </table:table-cell>
          <table:table-cell office:value-type="float" office:value="17.115" calcext:value-type="float">
            <text:p>17.115</text:p>
          </table:table-cell>
          <table:table-cell office:value-type="float" office:value="267.162" calcext:value-type="float">
            <text:p>267.162</text:p>
          </table:table-cell>
          <table:table-cell office:value-type="float" office:value="11.787" calcext:value-type="float">
            <text:p>11.787</text:p>
          </table:table-cell>
          <table:table-cell office:value-type="float" office:value="256.072" calcext:value-type="float">
            <text:p>256.0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462" calcext:value-type="float">
            <text:p>81.462</text:p>
          </table:table-cell>
          <table:table-cell office:value-type="float" office:value="92.03" calcext:value-type="float">
            <text:p>92.03</text:p>
          </table:table-cell>
          <table:table-cell office:value-type="float" office:value="10.865" calcext:value-type="float">
            <text:p>10.865</text:p>
          </table:table-cell>
          <table:table-cell office:value-type="float" office:value="128.608" calcext:value-type="float">
            <text:p>128.608</text:p>
          </table:table-cell>
          <table:table-cell office:value-type="float" office:value="437.793" calcext:value-type="float">
            <text:p>437.793</text:p>
          </table:table-cell>
          <table:table-cell office:value-type="float" office:value="7.324" calcext:value-type="float">
            <text:p>7.324</text:p>
          </table:table-cell>
          <table:table-cell office:value-type="float" office:value="436.43" calcext:value-type="float">
            <text:p>436.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459" calcext:value-type="float">
            <text:p>47.459</text:p>
          </table:table-cell>
          <table:table-cell office:value-type="float" office:value="54.642" calcext:value-type="float">
            <text:p>54.642</text:p>
          </table:table-cell>
          <table:table-cell office:value-type="float" office:value="3.84" calcext:value-type="float">
            <text:p>3.84</text:p>
          </table:table-cell>
          <table:table-cell office:value-type="float" office:value="9.1" calcext:value-type="float">
            <text:p>9.1</text:p>
          </table:table-cell>
          <table:table-cell office:value-type="float" office:value="202.914" calcext:value-type="float">
            <text:p>202.914</text:p>
          </table:table-cell>
          <table:table-cell office:value-type="float" office:value="15.858" calcext:value-type="float">
            <text:p>15.858</text:p>
          </table:table-cell>
          <table:table-cell office:value-type="float" office:value="162.498" calcext:value-type="float">
            <text:p>162.4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9:31:58.342395017</meta:creation-date>
    <dc:date>2019-03-24T09:39:49.720362238</dc:date>
    <meta:editing-duration>PT7M51S</meta:editing-duration>
    <meta:editing-cycles>1</meta:editing-cycles>
    <meta:document-statistic meta:table-count="1" meta:cell-count="151" meta:object-count="1"/>
    <meta:generator>LibreOffice/6.2.1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484cm" xlink:href=".." xlink:type="simple" chart:class="chart:scatter" chart:column-mapping="1 0" chart:style-name="ch1">
        <chart:title svg:x="6.685cm" svg:y="0.325cm" chart:style-name="ch2">
          <text:p>Pareto Front</text:p>
        </chart:title>
        <chart:plot-area chart:style-name="ch3" table:cell-range-address="Sheet1.G3:Sheet1.H19" svg:x="0.319cm" svg:y="1.293cm" svg:width="15.36cm" svg:height="8.002cm">
          <chartooo:coordinate-region svg:x="0.94cm" svg:y="1.492cm" svg:width="14.459cm" svg:height="7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" chart:class="chart:scatter">
            <chart:domain table:cell-range-address="Sheet1.H3:Sheet1.H19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.672">
                <text:p>432.672</text:p>
                <draw:g>
                  <svg:desc>Sheet1.H3:Sheet1.H19</svg:desc>
                </draw:g>
              </table:table-cell>
              <table:table-cell office:value-type="float" office:value="8.449">
                <text:p>8.449</text:p>
                <draw:g>
                  <svg:desc>Sheet1.G3:Sheet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3.412">
                <text:p>623.412</text:p>
              </table:table-cell>
              <table:table-cell office:value-type="float" office:value="6.713">
                <text:p>6.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.042">
                <text:p>295.042</text:p>
              </table:table-cell>
              <table:table-cell office:value-type="float" office:value="8.605">
                <text:p>8.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.832">
                <text:p>229.832</text:p>
              </table:table-cell>
              <table:table-cell office:value-type="float" office:value="11.998">
                <text:p>11.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4.41">
                <text:p>274.41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.215">
                <text:p>433.215</text:p>
              </table:table-cell>
              <table:table-cell office:value-type="float" office:value="7.995">
                <text:p>7.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438">
                <text:p>69.438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733">
                <text:p>265.733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.705">
                <text:p>176.70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42">
                <text:p>198.042</text:p>
              </table:table-cell>
              <table:table-cell office:value-type="float" office:value="12.698">
                <text:p>12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.757">
                <text:p>276.757</text:p>
              </table:table-cell>
              <table:table-cell office:value-type="float" office:value="8.877">
                <text:p>8.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136">
                <text:p>53.136</text:p>
              </table:table-cell>
              <table:table-cell office:value-type="float" office:value="52.394">
                <text:p>52.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.485">
                <text:p>208.485</text:p>
              </table:table-cell>
              <table:table-cell office:value-type="float" office:value="12.256">
                <text:p>12.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82">
                <text:p>134.82</text:p>
              </table:table-cell>
              <table:table-cell office:value-type="float" office:value="16.101">
                <text:p>16.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.072">
                <text:p>256.072</text:p>
              </table:table-cell>
              <table:table-cell office:value-type="float" office:value="11.787">
                <text:p>11.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.43">
                <text:p>436.43</text:p>
              </table:table-cell>
              <table:table-cell office:value-type="float" office:value="7.324">
                <text:p>7.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.498">
                <text:p>162.498</text:p>
              </table:table-cell>
              <table:table-cell office:value-type="float" office:value="15.858">
                <text:p>15.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